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.Event(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.setNext( Event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.location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vent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.execute( final XMLConsumer consumer , ExpressionContext expressionContext , ExecutionContext executionContext , MacroContext macroContext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.get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